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AZA QUISPE, HILD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89000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PAZA QUISPE, HILD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8900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SALCEDO SERVELEON, ZENA BERNARDIN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8857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7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2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6:12:3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